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29" style:family="table-column">
      <style:table-column-properties fo:break-before="auto" style:column-width="6.458cm"/>
    </style:style>
    <style:style style:name="co30" style:family="table-column">
      <style:table-column-properties fo:break-before="auto" style:column-width="1.905cm"/>
    </style:style>
    <style:style style:name="co31"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7" style:family="table-row">
      <style:table-row-properties style:row-height="1.289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2.921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974cm" fo:break-before="auto" style:use-optimal-row-height="true"/>
    </style:style>
    <style:style style:name="ro15" style:family="table-row">
      <style:table-row-properties style:row-height="4.053cm" fo:break-before="auto" style:use-optimal-row-height="true"/>
    </style:style>
    <style:style style:name="ro16" style:family="table-row">
      <style:table-row-properties style:row-height="3.316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1.342cm" fo:break-before="auto" style:use-optimal-row-height="true"/>
    </style:style>
    <style:style style:name="ro21" style:family="table-row">
      <style:table-row-properties style:row-height="2.131cm" fo:break-before="auto" style:use-optimal-row-height="true"/>
    </style:style>
    <style:style style:name="ro22" style:family="table-row">
      <style:table-row-properties style:row-height="4.791cm" fo:break-before="auto" style:use-optimal-row-height="true"/>
    </style:style>
    <style:style style:name="ro23" style:family="table-row">
      <style:table-row-properties style:row-height="2.08cm" fo:break-before="auto" style:use-optimal-row-height="true"/>
    </style:style>
    <style:style style:name="ro24" style:family="table-row">
      <style:table-row-properties style:row-height="0.894cm" fo:break-before="auto" style:use-optimal-row-height="true"/>
    </style:style>
    <style:style style:name="ro25"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3"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7.282cm"/>
    </style:style>
    <style:style style:name="gr13" style:family="graphic">
      <style:graphic-properties draw:stroke="solid" svg:stroke-color="#000000" draw:fill="solid" draw:fill-color="#ffffff" fo:min-height="3.228cm"/>
    </style:style>
    <style:style style:name="gr14" style:family="graphic">
      <style:graphic-properties draw:stroke="solid" svg:stroke-color="#000000" draw:fill="solid" draw:fill-color="#ffffff" fo:min-height="4.49cm"/>
    </style:style>
    <style:style style:name="gr15" style:family="graphic">
      <style:graphic-properties draw:stroke="solid" svg:stroke-color="#000000" draw:fill="solid" draw:fill-color="#ff66cc" fo:min-height="6.63cm"/>
    </style:style>
    <style:style style:name="gr16" style:family="graphic">
      <style:graphic-properties draw:stroke="solid" svg:stroke-color="#000000" draw:fill="solid" draw:fill-color="#ffffff" fo:min-height="7.174cm"/>
    </style:style>
    <style:style style:name="gr17" style:family="graphic">
      <style:graphic-properties draw:stroke="solid" svg:stroke-color="#000000" draw:fill="solid" draw:fill-color="#ffffff" fo:min-height="2.982cm"/>
    </style:style>
    <style:style style:name="gr18" style:family="graphic">
      <style:graphic-properties draw:stroke="solid" svg:stroke-color="#000000" draw:fill="solid" draw:fill-color="#ffffff" fo:min-height="2.561cm"/>
    </style:style>
    <style:style style:name="gr19"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1" table:number-rows-repeated="1048564">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29"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3"/>
          <table:table-cell table:style-name="ce14"/>
        </table:table-row>
        <table:table-row table:style-name="ro8">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3"/>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6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3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30"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1"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office:value-type="string">
            <text:p>部署の状態を選択します</text:p>
          </table:table-cell>
          <table:table-cell table:number-columns-repeated="1014"/>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4"/>
        </table:table-row>
        <table:table-row table:style-name="ro8">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4"/>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2cm" draw:z-index="2" draw:style-name="gr9" svg:width="6.7cm" svg:height="0.976cm" svg:x="0.406cm" svg:y="0.672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office:value-type="string">
            <text:p>クリックにより、当該人員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6作業定義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定義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定義にアクセスする権限が部署や人員に加わる</text:p>
          </table:table-cell>
          <table:table-cell table:number-columns-repeated="1022"/>
        </table:table-row>
        <table:table-row table:style-name="ro1">
          <table:table-cell/>
          <table:table-cell office:value-type="string">
            <text:p>※下位の作業定義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6作業定義トップ.I15" table:end-x="2.008cm" table:end-y="0.035cm" draw:z-index="0" draw:style-name="gr7" svg:width="16.494cm" svg:height="2.975cm" svg:x="0.001cm" svg:y="0.023cm">
              <draw:text-box>
                <text:p>概要に記す文字</text:p>
                <text:p>作業の進捗管理手順を定義します</text:p>
                <text:p>作業指示者や作業者の指定もできますが、作業指示者や作業者が定まっている場合のみ指定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デフォルト設定</text:span></text:p>
          </table:table-cell>
          <table:table-cell table:number-columns-repeated="1015"/>
        </table:table-row>
        <table:table-row table:style-name="ro11">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2">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3">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4">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5">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6">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3">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4">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7">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6">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ext:p>デフォルトは要</text:p>
          </table:table-cell>
          <table:table-cell table:style-name="ce20" office:value-type="string">
            <text:p>作業指示者が作業者に作業指示を出した後、作業者からの了承の報告を必須にする場合、要を選択します</text:p>
          </table:table-cell>
          <table:table-cell table:number-columns-repeated="1014"/>
        </table:table-row>
        <table:table-row table:style-name="ro18">
          <table:table-cell table:formula="of:=ROW()-1" office:value-type="float" office:value="30">
            <text:p>30</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指示者から作業者への開始指示が必要が不要かを設定</text:span></text:p>
            <text:p><text:span text:style-name="T3">デフォルトは要</text:span></text:p>
          </table:table-cell>
          <table:table-cell table:style-name="ce20" office:value-type="string">
            <text:p>作業指示者から作業者への手動による作業開始指示により作業を開始する場合は、要を選択します　自動開始指示が「自動で出す」であっても、手動での指示も可能です</text:p>
          </table:table-cell>
          <table:table-cell table:number-columns-repeated="1014"/>
        </table:table-row>
        <table:table-row table:style-name="ro6">
          <table:table-cell table:formula="of:=ROW()-1" office:value-type="float" office:value="31">
            <text:p>31</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定</text:span></text:p>
            <text:p><text:span text:style-name="T3">デフォルトは要</text:span></text:p>
          </table:table-cell>
          <table:table-cell table:style-name="ce20" office:value-type="string">
            <text:p>作業者が作業を開始したことを報告する事を必須とする場合は、要を選択します</text:p>
          </table:table-cell>
          <table:table-cell table:number-columns-repeated="1014"/>
        </table:table-row>
        <table:table-row table:style-name="ro6">
          <table:table-cell table:formula="of:=ROW()-1" office:value-type="float" office:value="32">
            <text:p>32</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定</text:span></text:p>
            <text:p><text:span text:style-name="T3">デフォルトは要</text:span></text:p>
          </table:table-cell>
          <table:table-cell table:style-name="ce20" office:value-type="string">
            <text:p>作業者が作業を完了したことを報告する事を必須とする場合は、要を選択します</text:p>
          </table:table-cell>
          <table:table-cell table:number-columns-repeated="1014"/>
        </table:table-row>
        <table:table-row table:style-name="ro6">
          <table:table-cell table:formula="of:=ROW()-1" office:value-type="float" office:value="33">
            <text:p>33</text:p>
          </table:table-cell>
          <table:table-cell office:value-type="string">
            <text:p>指示報告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指示者からの指示や作業者からの報告時に作業管理シ</text:span><text:span text:style-name="T3">ステムが自動で動作するアクションがあるかどうかを以下</text:span><text:span text:style-name="T3">から選択</text:span></text:p>
            <text:p><text:span text:style-name="T3">・あり</text:span></text:p>
            <text:p><text:span text:style-name="T3">・なし</text:span></text:p>
          </table:table-cell>
          <table:table-cell office:value-type="string">
            <text:p>作業管理システムが作業指示者からの指示や作業者<text:span text:style-name="T3">からの</text:span><text:span text:style-name="T3">報告を受けた時に動作するアクションの有無を選びます</text:span></text:p>
          </table:table-cell>
          <table:table-cell table:number-columns-repeated="1014"/>
        </table:table-row>
        <table:table-row table:style-name="ro19">
          <table:table-cell table:formula="of:=ROW()-1" office:value-type="float" office:value="34">
            <text:p>34</text:p>
          </table:table-cell>
          <table:table-cell office:value-type="string">
            <text:p>指示報告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有無がありである場合に表示作業指示詳細の指示選択と作業詳細の報告選択を一覧に表示</text:p>
            <text:p><text:span text:style-name="T3"/></text:p>
            <text:p><text:span text:style-name="T3">以下の場合、エラーメッセージ【】を表示し、かつ確定で</text:span><text:span text:style-name="T3">きなくする</text:span></text:p>
            <text:p><text:span text:style-name="T3">・了承報告要否が不要であるにも関わず、了承報告による</text:span><text:span text:style-name="T3">アクションがある場合</text:span></text:p>
            <text:p><text:span text:style-name="T3">・完了報告要否が不要であるにも関わず、完了報告による</text:span><text:span text:style-name="T3">アクションがある場合</text:span></text:p>
            <text:p><text:span text:style-name="T3">・開始指示要否が不要であるにも関わず、開始指示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13">
          <table:table-cell table:formula="of:=ROW()-1" office:value-type="float" office:value="35">
            <text:p>35</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指示報告時アクション有無がありである場合に表示</text:span></text:p>
            <text:p>実行するアクションを以下から選択</text:p>
            <text:p>・上位作業との連動</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6">
            <text:p>36</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3">
          <table:table-cell table:formula="of:=ROW()-1" office:value-type="float" office:value="37">
            <text:p>37</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38">
            <text:p>38</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6">
          <table:table-cell table:formula="of:=ROW()-1" office:value-type="float" office:value="39">
            <text:p>39</text:p>
          </table:table-cell>
          <table:table-cell office:value-type="string">
            <text:p>メール送付対象</text:p>
          </table:table-cell>
          <table:table-cell table:style-name="ce11" office:value-type="string">
            <text:p>ラジオ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メール自動送付である場合に表示</text:p>
            <text:p>以下を選択</text:p>
            <text:p>・作業指示者</text:p>
            <text:p>・作業者</text:p>
            <text:p>・固定メールアドレス</text:p>
          </table:table-cell>
          <table:table-cell office:value-type="string">
            <text:p>メールのタイトルや本文は定型文です</text:p>
          </table:table-cell>
          <table:table-cell table:number-columns-repeated="1014"/>
        </table:table-row>
        <table:table-row table:style-name="ro3">
          <table:table-cell table:formula="of:=ROW()-1" office:value-type="float" office:value="40">
            <text:p>40</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メール送付対象が固定メールアドレス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1">
            <text:p>41</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3">
          <table:table-cell table:formula="of:=ROW()-1" office:value-type="float" office:value="42">
            <text:p>42</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掲示板投稿である場合に表示</text:p>
            <text:p>掲示板番号が示す掲示板のタイトルを表示する</text:p>
          </table:table-cell>
          <table:table-cell table:number-columns-repeated="1015"/>
        </table:table-row>
        <table:table-row table:style-name="ro18">
          <table:table-cell table:formula="of:=ROW()-1" office:value-type="float" office:value="43">
            <text:p>43</text:p>
          </table:table-cell>
          <table:table-cell office:value-type="string">
            <text:p>指示報告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4">
            <text:p>44</text:p>
          </table:table-cell>
          <table:table-cell table:style-name="ce20" office:value-type="string">
            <text:p>指示報告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指示報告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5">
            <text:p>45</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6">
            <text:p>46</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7">
            <text:p>47</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48">
            <text:p>48</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49">
            <text:p>49</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0">
            <text:p>50</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1">
            <text:p>51</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52">
            <text:p>52</text:p>
          </table:table-cell>
          <table:table-cell office:value-type="string">
            <text:p>作業者への作業拒否権有無</text:p>
          </table:table-cell>
          <table:table-cell table:style-name="ce11" office:value-type="string">
            <text:p>チェックボックス</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者が作業を依頼された時に、作業を拒否できるかどうかを設定</text:p>
            <text:p>チェック：拒否でき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1">
            <text:p>6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2">
            <text:p>62</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table-cell>
            <draw:frame table:end-cell-address="17作業定義詳細.K85" table:end-x="1.004cm" table:end-y="0.053cm" draw:z-index="0" draw:style-name="gr12" svg:width="30.047cm" svg:height="7.282cm" svg:x="0.27cm" svg:y="0.178cm">
              <draw:text-box>
                <text:p>新しい作業指示の作成は、システム的には　作業指示テーブルの作成を意味する</text:p>
                <text:p>　作業定義テーブルでは、作業者は必ずしも必要ないが、作業指示テーブル上では必須となる</text:p>
                <text:p/>
                <text:p>作業定義の新規登録時、付帯定義一覧には、以下があらかじめ存在する</text:p>
                <text:p>・作業指示者から作業者への作業連絡時に、作業者へメール送信を行う（指示報告種別＝作業連絡、アクション種別＝メール送付、メール送付対象＝作業者）</text:p>
                <text:p>・作業指示者から作業者への開始指示時に、作業者へメール送信を行う（指示報告種別＝開始指示、アクション種別＝メール送付、メール送付対象＝作業者）</text:p>
                <text:p>・作業指示者から作業者への中止指示時に、作業者へメール送信を行う（指示報告種別＝中止指示、アクション種別＝メール送付、メール送付対象＝作業者）</text:p>
                <text:p>・作業指示者から作業者への保留指示時に、作業者へメール送信を行う（指示報告種別＝保留指示、アクション種別＝メール送付、メール送付対象＝作業者）</text:p>
                <text:p>・作業指示者から作業者への仕切り直し時に、作業者へメール送信を行う（指示報告種別＝仕切り直し、アクション種別＝メール送付、メール送付対象＝作業者）</text:p>
                <text:p>・作業者から作業指示者への中止報告時に、作業指示者へメール送信を行う（指示報告種別＝中止報告、アクション種別＝メール送付、メール送付対象＝作業指示者）</text:p>
                <text:p>・作業者から作業指示者への保留報告時に、作業指示者へメール送信を行う（指示報告種別＝保留報告、アクション種別＝メール送付、メール送付対象＝作業指示者）</text:p>
                <text:p>・作業指示者から中止指示が出された場合に、上位作業にも中止指示を出す（指示報告種別＝中止指示、アクション種別＝上位作業との連動）</text:p>
                <text:p>・作業者から中止報告が出された場合に、上位作業にも中止報告を出す（指示報告種別＝中止報告、アクション種別＝上位作業との連動）</text:p>
                <text:p>・作業指示者から保留指示が出された場合に、上位作業にも保留指示を出す（指示報告種別＝保留指示、アクション種別＝上位作業との連動）</text:p>
                <text:p>・作業者から保留報告が出された場合に、上位作業にも保留報告を出す（指示報告種別＝保留報告、アクション種別＝上位作業との連動）</text:p>
                <text:p/>
              </draw:text-box>
            </draw:frame>
          </table:table-cell>
          <table:table-cell table:number-columns-repeated="1022"/>
        </table:table-row>
        <table:table-row table:style-name="ro1" table:number-rows-repeated="1048505">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text:p>作業定義で複写し、作業指示一覧にて挿入することで新しい作業指示を作成することができ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1">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7">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指示選択を表示する</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18">
          <table:table-cell table:formula="of:=ROW()-1" office:value-type="float" office:value="14">
            <text:p>14</text:p>
          </table:table-cell>
          <table:table-cell office:value-type="string">
            <text:p>仕切り直し方法</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選択で指示り直しを選択した時に以下選択を表示</text:p>
            <text:p>・今の作業進捗を消して入力した作業者部署人員が最初から作業する</text:p>
            <text:p>・今の作業進捗を継続して入力した作業者部署人員が作業を引き継ぐ</text:p>
          </table:table-cell>
          <table:table-cell table:number-columns-repeated="1015"/>
        </table:table-row>
        <table:table-row table:style-name="ro6">
          <table:table-cell table:formula="of:=ROW()-1" office:value-type="float" office:value="15">
            <text:p>15</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指示選択の内容と指示事項を作業者に指示する　仕切り直しの場合も、その旨を伝え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6">
            <text:p>16</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8">
            <text:p>18</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22">
          <table:table-cell table:formula="of:=ROW()-1" office:value-type="float" office:value="21">
            <text:p>21</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2">
            <text:p>22</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3">
            <text:p>2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4">
            <text:p>2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5">
            <text:p>2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6">
            <text:p>2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7">
            <text:p>2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8">
            <text:p>2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9">
            <text:p>2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0">
            <text:p>3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31">
            <text:p>3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2">
            <text:p>3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3">
            <text:p>3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4">
            <text:p>3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5">
            <text:p>3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6">
            <text:p>3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7">
            <text:p>3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8">
            <text:p>3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9">
            <text:p>3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40">
            <text:p>4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41">
            <text:p>4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4" table:end-x="5.927cm" table:end-y="0.357cm" draw:z-index="0" draw:style-name="gr4" svg:width="16.494cm" svg:height="1.623cm" svg:x="1.133cm" svg:y="0.215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number-rows-repeated="1048524">
          <table:table-cell table:number-columns-repeated="1024"/>
        </table:table-row>
        <table:table-row table:style-name="ro1">
          <table:table-cell table:number-columns-repeated="1024"/>
        </table:table-row>
      </table:table>
      <table:table table:name="22作業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2作業トップ.I15" table:end-x="2.008cm" table:end-y="0.035cm" draw:z-index="0" draw:style-name="gr7" svg:width="16.494cm" svg:height="2.975cm" svg:x="0.001cm" svg:y="0.023cm">
              <draw:text-box>
                <text:p>概要に記す文字</text:p>
                <text:p>作業定義にある作業の実行を人員に指示し、また進捗を管理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3作業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3"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名称</text:p>
            <text:p><text:span text:style-name="T3">クリックによりその詳細画面に遷移</text:span></text:p>
          </table:table-cell>
          <table:table-cell table:number-columns-repeated="1015"/>
        </table:table-row>
        <table:table-row table:style-name="ro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table:style-name="ce6" office:value-type="string">
            <text:p>作業連絡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者が作業内容を作業者に連絡した日</text:p>
          </table:table-cell>
          <table:table-cell table:number-columns-repeated="1015"/>
        </table:table-row>
        <table:table-row table:style-name="ro8">
          <table:table-cell table:formula="of:=ROW()-1" office:value-type="float" office:value="4">
            <text:p>4</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を出す部署人員</text:p>
            <text:p><text:span text:style-name="T3">クリックによりその詳細画面に遷移</text:span></text:p>
            <text:p><text:span text:style-name="T3">自動登録の場合は、作業指示の管理者名称と「自動登録」</text:span><text:span text:style-name="T3">と表記</text:span></text:p>
          </table:table-cell>
          <table:table-cell table:number-columns-repeated="1015"/>
        </table:table-row>
        <table:table-row table:style-name="ro1">
          <table:table-cell table:formula="of:=ROW()-1" office:value-type="float" office:value="5">
            <text:p>5</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6">
            <text:p>6</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
          <table:table-cell table:formula="of:=ROW()-1" office:value-type="float" office:value="7">
            <text:p>7</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7">
          <table:table-cell table:formula="of:=ROW()-1" office:value-type="float" office:value="8">
            <text:p>8</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報告選択を表示する</text:p>
          </table:table-cell>
          <table:table-cell table:number-columns-repeated="1015"/>
        </table:table-row>
        <table:table-row table:style-name="ro3">
          <table:table-cell table:formula="of:=ROW()-1" office:value-type="float" office:value="9">
            <text:p>9</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5">
          <table:table-cell table:formula="of:=ROW()-1" office:value-type="float" office:value="10">
            <text:p>10</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text:p>
          </table:table-cell>
          <table:table-cell table:number-columns-repeated="1015"/>
        </table:table-row>
        <table:table-row table:style-name="ro5">
          <table:table-cell table:formula="of:=ROW()-1" office:value-type="float" office:value="11">
            <text:p>1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2">
            <text:p>12</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3">
            <text:p>1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4">
            <text:p>14</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5">
            <text:p>15</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6">
            <text:p>16</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4"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5">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text:p>
            <text:p><text:span text:style-name="T3">コード一覧の作業状況を表示</text:span></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作業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コード一覧の作業状況を表示</text:p>
          </table:table-cell>
          <table:table-cell table:number-columns-repeated="1015"/>
        </table:table-row>
        <table:table-row table:style-name="ro3">
          <table:table-cell table:formula="of:=ROW()-1" office:value-type="float" office:value="6">
            <text:p>6</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27掲示板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5"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3"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3"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5" table:end-x="2.008cm" table:end-y="0.035cm" draw:z-index="0" draw:style-name="gr7" svg:width="16.494cm" svg:height="2.975cm" svg:x="0.001cm" svg:y="0.023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text:span text:style-name="T3">ツリー画面上のパス</text:span></text:p>
            <text:p><text:span text:style-name="T3">クリックにより、当該機能の詳細画面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詳細画面に遷移</text:p>
            <text:p><text:span text:style-name="T3">上位詳細画面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で削除有効化をチ</text:span><text:span text:style-name="T3">ェックすると、選択で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3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4">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7">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3システム設定.I21" table:end-x="6.004cm" table:end-y="0.281cm" draw:z-index="1" draw:name="吹き出し: 角を丸めた四角形 1" draw:style-name="gr2" draw:text-style-name="P3" svg:width="4.979cm" svg:height="1.207cm" svg:x="1.025cm" svg:y="0.062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6"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text:span></text:p>
            <text:p><text:span text:style-name="T3">統合システム管理者である場合は、以下を列記</text:span></text:p>
            <text:p><text:span text:style-name="T3">人員、部署、作業場所、作業定義、作業指示、作業、掲示</text:span><text:span text:style-name="T3">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4">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7">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7"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全て</text:span></text:p>
            <text:p><text:span text:style-name="T3">統合システム管理者である場合は、以下を列記</text:span></text:p>
            <text:p><text:span text:style-name="T3">人員、部署、作業場所、作業定義、作業指示、作業、掲示</text:span><text:span text:style-name="T3">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8"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office:value-type="string">
            <text:p>入力に該当した顧客の候補を一覧に表示します。表示された人員を選択した場合、その番号が顧客番号に表示されます。</text:p>
          </table:table-cell>
          <table:table-cell table:number-columns-repeated="1014"/>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office:value-type="string">
            <text:p>入力に該当した人員の候補を一覧に表示します。表示された人員を選択した場合、その番号が部署番号に表示されます。</text:p>
          </table:table-cell>
          <table:table-cell table:number-columns-repeated="1014"/>
        </table:table-row>
        <table:table-row table:style-name="ro25">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office:value-type="string">
            <text:p>開始年月日時刻　終了年月日時刻を表示します</text:p>
          </table:table-cell>
          <table:table-cell table:number-columns-repeated="1014"/>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office:value-type="string">
            <text:p>通常メッセージログを表示するかどうかを指定します</text:p>
          </table:table-cell>
          <table:table-cell table:number-columns-repeated="1014"/>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office:value-type="string">
            <text:p>警告メッセージログを表示するかどうかを指定します</text:p>
          </table:table-cell>
          <table:table-cell table:number-columns-repeated="1014"/>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office:value-type="string">
            <text:p>異常メッセージログを表示するかどうかを指定します</text:p>
          </table:table-cell>
          <table:table-cell table:number-columns-repeated="1014"/>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office:value-type="string">
            <text:p>正常メッセージログを表示するかどうかを指定します</text:p>
          </table:table-cell>
          <table:table-cell table:number-columns-repeated="1014"/>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office:value-type="string">
            <text:p>システム情報メッセージログを表示するかどうかを指定します</text:p>
          </table:table-cell>
          <table:table-cell table:number-columns-repeated="1014"/>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office:value-type="string">
            <text:p>システム異常メッセージログを表示するかどうかを指定します</text:p>
          </table:table-cell>
          <table:table-cell table:number-columns-repeated="1014"/>
        </table:table-row>
        <table:table-row table:style-name="ro24">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office:value-type="string">
            <text:p>クリックにより、表示しているログのダウンロードを実行します</text:p>
          </table:table-cell>
          <table:table-cell table:number-columns-repeated="1014"/>
        </table:table-row>
        <table:table-row table:style-name="ro1">
          <table:table-cell/>
          <table:table-cell table:style-name="ce6">
            <draw:frame table:end-cell-address="36ログ確認.I35" table:end-x="1.591cm" table:end-y="0.178cm" draw:z-index="0" draw:style-name="gr19"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0">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8"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8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手動更新</text:p>
          </table:table-cell>
          <table:table-cell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3">
          <table:table-cell table:formula="of:=ROW()-1" office:value-type="float" office:value="3">
            <text:p>3</text:p>
          </table:table-cell>
          <table:table-cell table:style-name="ce20" office:value-type="string">
            <text:p>郵便番号テーブル自動更新：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自動更新しないがデフォルト</text:p>
            <text:p>・自動更新しない</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郵便番号テーブル自動更新：開始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郵便番号テーブル自動更新：開始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郵便番号テーブル自動更新：開始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郵便番号テーブル自動更新：開始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郵便番号テーブル自動更新：開始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number-rows-repeated="3">
          <table:table-cell table:number-columns-repeated="1024"/>
        </table:table-row>
        <table:table-row table:style-name="ro1">
          <table:table-cell/>
          <table:table-cell>
            <draw:frame table:end-cell-address="47統合システム管理.I20" table:end-x="4.092cm" table:end-y="0.261cm" draw:z-index="0" draw:style-name="gr18" svg:width="17.707cm" svg:height="2.561cm" svg:x="1.188cm" svg:y="0.169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48顧客詳細"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サービスコー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サービス内容</text:p>
          </table:table-cell>
          <table:table-cell table:number-columns-repeated="1014"/>
          <table:table-cell table:style-name="Default"/>
        </table:table-row>
        <table:table-row table:style-name="ro1">
          <table:table-cell table:formula="of:=ROW()-1" office:value-type="float" office:value="9">
            <text:p>9</text:p>
          </table:table-cell>
          <table:table-cell table:style-name="ce6"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使用リソース量</text:p>
          </table:table-cell>
          <table:table-cell table:number-columns-repeated="1014"/>
          <table:table-cell table:style-name="Default"/>
        </table:table-row>
        <table:table-row table:style-name="ro1">
          <table:table-cell table:formula="of:=ROW()-1" office:value-type="float" office:value="10">
            <text:p>10</text:p>
          </table:table-cell>
          <table:table-cell office:value-type="string">
            <text:p>支払方法</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1">
            <text:p>11</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2">
            <text:p>12</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21" table:end-x="3.255cm" table:end-y="0.435cm" draw:z-index="0" draw:style-name="gr18" svg:width="17.707cm" svg:height="2.561cm" svg:x="0.351cm" svg:y="0.343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8">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ext:p>この機能で顧客を複写挿入した場合、新しい顧客の運用開始日は「なし」にな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50全体メッセージ画面"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全体画面</text:p>
          </table:table-cell>
          <table:table-cell table:number-columns-repeated="1017"/>
        </table:table-row>
        <table:table-row table:style-name="ro1" table:number-rows-repeated="1048573">
          <table:table-cell table:number-columns-repeated="1024"/>
        </table:table-row>
        <table:table-row table:style-name="ro1">
          <table:table-cell table:number-columns-repeated="1024"/>
        </table:table-row>
      </table:table>
      <table:table table:name="b0年月日時刻入力"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6">2021/08/06</text:date>, <text:time>11:06:4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6T11:06:48.79</dc:date>
    <meta:editing-duration>P3DT17H38M</meta:editing-duration>
    <meta:editing-cycles>267</meta:editing-cycles>
    <meta:document-statistic meta:table-count="47" meta:cell-count="4086" meta:object-count="37"/>
  </office:meta>
</office:document-meta>
</file>